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axBuff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axBuff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SaxBuffer.toSAX( ContentHandler contentHandler , Map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SaxBuff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axBuffer.toString(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mSaxBuff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axBuffer.characters( char ch [ ] , int start , int leng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rameter.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axBuff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axBuffer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axBuff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.send( ContentHandler contentHandler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SaxBuffer.ParamSaxBuffer( SaxBuffer sax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axBuffer.flush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SaxBuffer.comment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axBuffer.ParamSax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.toString( StringBuffer result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SaxBuffer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